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203cm" draw:marker-start-width="0.503cm" draw:marker-end-width="0.5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1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1.30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7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65cm" svg:y1="8.52cm" svg:x2="17.265cm" svg:y2="7.25cm">
          <text:p/>
        </draw:line>
        <draw:line draw:style-name="gr1" draw:text-style-name="P1" draw:layer="layout" svg:x1="12.265cm" svg:y1="8.52cm" svg:x2="12.265cm" svg:y2="7.25cm">
          <text:p/>
        </draw:line>
        <draw:custom-shape draw:style-name="gr2" draw:text-style-name="P2" draw:layer="layout" svg:width="2.54cm" svg:height="2.54cm" svg:x="5.28cm" svg:y="0.24cm"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2.54cm" svg:x="9.07cm" svg:y="5.32cm">
          <text:p text:style-name="P1">Data Engin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2.54cm" svg:x="16.12cm" svg:y="5.32cm">
          <text:p text:style-name="P1"><text:span text:style-name="T2">Configuration</text:span></text:p>
          <text:p text:style-name="P1"><text:span text:style-name="T2">Modu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5.96cm" svg:y="7.15cm">
          <text:p text:style-name="P1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2.54cm" svg:x="9.07cm" svg:y="0.24cm">
          <text:p text:style-name="P1"><text:span text:style-name="T1">Program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032cm" svg:height="1.905cm" svg:x="2.748cm" svg:y="5.35cm">
          <text:p text:style-name="P1"><text:span text:style-name="T2">Control</text:span></text:p>
          <text:p text:style-name="P1"><text:span text:style-name="T2">Register</text:span></text:p>
          <text:p text:style-name="P1"><text:span text:style-name="T2">File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55cm" svg:y1="4.04cm" svg:x2="6.55cm" svg:y2="2.77cm">
          <text:p/>
        </draw:line>
        <draw:line draw:style-name="gr3" draw:text-style-name="P1" draw:layer="layout" svg:x1="4.01cm" svg:y1="4.05cm" svg:x2="17.345cm" svg:y2="4.05cm">
          <text:p/>
        </draw:line>
        <draw:frame draw:style-name="gr4" draw:text-style-name="P4" draw:layer="layout" svg:width="4.93cm" svg:height="0.962cm" svg:x="10.741cm" svg:y="3.088cm">
          <draw:text-box>
            <text:p><text:span text:style-name="T1">Control Bus</text:span></text:p>
          </draw:text-box>
        </draw:frame>
        <draw:line draw:style-name="gr1" draw:text-style-name="P1" draw:layer="layout" svg:x1="14.097cm" svg:y1="6.604cm" svg:x2="16.12cm" svg:y2="6.59cm">
          <text:p/>
        </draw:line>
        <draw:line draw:style-name="gr1" draw:text-style-name="P1" draw:layer="layout" svg:x1="1.47cm" svg:y1="6.263cm" svg:x2="2.74cm" svg:y2="6.263cm">
          <text:p/>
        </draw:line>
        <draw:frame draw:style-name="gr5" draw:layer="layout" svg:width="5.818cm" svg:height="1.436cm" svg:x="0.058cm" svg:y="8.057cm">
          <draw:text-box>
            <text:p>Memory I/F</text:p>
            <text:p><text:span text:style-name="T2">(AXI4 master)</text:span></text:p>
          </draw:text-box>
        </draw:frame>
        <draw:frame draw:style-name="gr6" draw:layer="layout" svg:width="2.813cm" svg:height="2.435cm" svg:x="0.2cm" svg:y="5.298cm">
          <draw:text-box>
            <text:p>Host</text:p>
            <text:p>I/F</text:p>
            <text:p><text:span text:style-name="T2">(AXI4 slave)</text:span></text:p>
          </draw:text-box>
        </draw:frame>
        <draw:line draw:style-name="gr1" draw:text-style-name="P1" draw:layer="layout" svg:x1="7.23cm" svg:y1="5.34cm" svg:x2="7.23cm" svg:y2="4.07cm">
          <text:p/>
        </draw:line>
        <draw:line draw:style-name="gr1" draw:text-style-name="P1" draw:layer="layout" svg:x1="4.01cm" svg:y1="5.32cm" svg:x2="4.01cm" svg:y2="4.05cm">
          <text:p/>
        </draw:line>
        <draw:line draw:style-name="gr1" draw:text-style-name="P1" draw:layer="layout" svg:x1="7.239cm" svg:y1="7.239cm" svg:x2="7.23cm" svg:y2="4.07cm">
          <text:p/>
        </draw:line>
        <draw:line draw:style-name="gr1" draw:text-style-name="P1" draw:layer="layout" svg:x1="7.81cm" svg:y1="1.51cm" svg:x2="9.08cm" svg:y2="1.51cm">
          <text:p/>
        </draw:line>
        <draw:line draw:style-name="gr1" draw:text-style-name="P1" draw:layer="layout" svg:x1="11.565cm" svg:y1="5.32cm" svg:x2="11.565cm" svg:y2="4.05cm">
          <text:p/>
        </draw:line>
        <draw:line draw:style-name="gr1" draw:text-style-name="P1" draw:layer="layout" svg:x1="17.345cm" svg:y1="5.32cm" svg:x2="17.345cm" svg:y2="4.05cm">
          <text:p/>
        </draw:line>
        <draw:line draw:style-name="gr1" draw:text-style-name="P1" draw:layer="layout" svg:x1="19.304cm" svg:y1="8.509cm" svg:x2="19.304cm" svg:y2="1.524cm">
          <text:p/>
        </draw:line>
        <draw:line draw:style-name="gr1" draw:text-style-name="P1" draw:layer="layout" svg:x1="8.509cm" svg:y1="8.509cm" svg:x2="19.304cm" svg:y2="8.509cm">
          <text:p/>
        </draw:line>
        <draw:line draw:style-name="gr1" draw:text-style-name="P1" draw:layer="layout" svg:x1="11.61cm" svg:y1="1.51cm" svg:x2="19.304cm" svg:y2="1.524cm">
          <text:p/>
        </draw:line>
        <draw:line draw:style-name="gr1" draw:text-style-name="P1" draw:layer="layout" svg:x1="3.81cm" svg:y1="8.509cm" svg:x2="5.98cm" svg:y2="8.51cm">
          <text:p/>
        </draw:line>
        <draw:frame draw:style-name="gr7" draw:text-style-name="P5" draw:layer="layout" svg:width="2.217cm" svg:height="0.645cm" svg:x="13.912cm" svg:y="5.969cm">
          <draw:text-box>
            <text:p><text:span text:style-name="T3">Config Bus</text:span></text:p>
          </draw:text-box>
        </draw:frame>
        <draw:frame draw:style-name="gr8" draw:layer="layout" svg:width="3.144cm" svg:height="0.962cm" svg:x="14.454cm" svg:y="0.689cm">
          <draw:text-box>
            <text:p>DMA B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58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Sousa</meta:initial-creator>
    <meta:creation-date>2014-08-06T21:58:52</meta:creation-date>
    <dc:date>2016-04-10T19:07:28.356911690</dc:date>
    <meta:editing-duration>PT1H25M48S</meta:editing-duration>
    <meta:editing-cycles>13</meta:editing-cycles>
    <meta:generator>LibreOffice/4.3.3.2$Linux_X86_64 LibreOffice_project/430m0$Build-2</meta:generator>
    <meta:document-statistic meta:object-count="27"/>
  </office:meta>
</office:document-meta>
</file>